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6c3cf" officeooo:paragraph-rsid="0006c3cf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6c3cf" officeooo:paragraph-rsid="0006c3c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6c3cf" officeooo:paragraph-rsid="0006c3cf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6dff1" officeooo:paragraph-rsid="0006dff1" style:font-size-asian="14pt" style:font-weight-asian="normal" style:font-size-complex="16pt" style:font-weight-complex="normal"/>
    </style:style>
    <style:style style:name="T1" style:family="text">
      <style:text-properties fo:font-size="24pt" officeooo:rsid="0006c3cf" style:font-size-asian="21pt" style:font-size-complex="24pt"/>
    </style:style>
    <style:style style:name="T2" style:family="text">
      <style:text-properties officeooo:rsid="0006dff1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MATCH THE FOLLOWING</text:span></text:p>
      <text:p text:style-name="P2"/>
      <text:p text:style-name="P2"/>
      <text:p text:style-name="P3">Linda is playing a number game where she is given two big integers o<text:span text:style-name="T2">f</text:span> same length she has to identify whether they are similar or not </text:p>
      <text:p text:style-name="P3">help her <text:span text:style-name="T2">in </text:span>identifying similar numbers.</text:p>
      <text:p text:style-name="P3"/>
      <text:p text:style-name="P4">Input format:</text:p>
      <text:p text:style-name="P5"/>
      <text:p text:style-name="P5">a line containing two space seperated big integers ‘a’ and ‘b’.</text:p>
      <text:p text:style-name="P5"/>
      <text:p text:style-name="P4">Output format:</text:p>
      <text:p text:style-name="P4"/>
      <text:p text:style-name="P5">“similar” if they are similar “not similar” if they are dissimilar.</text:p>
      <text:p text:style-name="P5"/>
      <text:p text:style-name="P4">Constraints:</text:p>
      <text:p text:style-name="P4"/>
      <text:p text:style-name="P6">0&lt;a,b&lt;10<text:span text:style-name="T3">6</text:span></text:p>
      <text:p text:style-name="P5"/>
      <text:p text:style-name="P4">Sample input:</text:p>
      <text:p text:style-name="P4"/>
      <text:p text:style-name="P5">5674 <text:s/>3793</text:p>
      <text:p text:style-name="P5"/>
      <text:p text:style-name="P4">Sample output:</text:p>
      <text:p text:style-name="P4"/>
      <text:p text:style-name="P5">similar</text:p>
      <text:p text:style-name="P5"/>
      <text:p text:style-name="P4">Explanation:</text:p>
      <text:p text:style-name="P4"/>
      <text:p text:style-name="P5">when we add all the digits of integer 5674</text:p>
      <text:p text:style-name="P5"><text:s text:c="16"/>5+6+7+4=22</text:p>
      <text:p text:style-name="P5">similarly <text:s/>3+7+9+3=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8:00:47.673942169</meta:creation-date>
    <dc:date>2017-08-26T18:17:20.878118489</dc:date>
    <meta:editing-duration>PT2M5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83" meta:character-count="517" meta:non-whitespace-character-count="431"/>
  </office:meta>
</office:document-meta>
</file>